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P1" style:family="paragraph" style:parent-style-name="Body_20_Text_20_First">
      <style:text-properties fo:font-weight="bold" style:font-weight-asian="bold" style:font-weight-complex="bold"/>
    </style:style>
    <style:style style:name="P2" style:family="paragraph" style:parent-style-name="Body_20_Text">
      <style:text-properties fo:background-color="#00b8ff"/>
    </style:style>
    <style:style style:name="P3" style:family="paragraph" style:parent-style-name="Body_20_Text_20_First">
      <style:text-properties fo:font-weight="normal" style:font-weight-asian="normal" style:font-weight-complex="normal"/>
    </style:style>
    <style:style style:name="P4" style:family="paragraph" style:parent-style-name="Body_20_Text_20_First">
      <style:text-properties fo:font-weight="bold" style:font-weight-asian="bold" style:font-weight-complex="bold"/>
    </style:style>
    <style:style style:name="P5" style:family="paragraph" style:parent-style-name="Body_20_Text">
      <style:text-properties fo:font-weight="bold" style:font-weight-asian="bold" style:font-weight-complex="bold"/>
    </style:style>
    <style:style style:name="P6" style:family="paragraph" style:parent-style-name="Heading_20_1">
      <style:text-properties fo:font-weight="bold" style:font-weight-asian="bold" style:font-weight-complex="bold"/>
    </style:style>
    <style:style style:name="P7" style:family="paragraph" style:parent-style-name="Code_20_First">
      <style:text-properties fo:font-weight="normal" style:font-weight-asian="normal" style:font-weight-complex="normal"/>
    </style:style>
    <style:style style:name="P8" style:family="paragraph" style:parent-style-name="Code_20_Last">
      <style:text-properties fo:font-weight="normal" style:font-weight-asian="normal" style:font-weight-complex="normal"/>
    </style:style>
    <style:style style:name="P9" style:family="paragraph" style:parent-style-name="Code">
      <style:text-properties fo:font-weight="normal" style:font-weight-asian="normal" style:font-weight-complex="normal"/>
    </style:style>
    <style:style style:name="P10" style:family="paragraph" style:parent-style-name="Body_20_Text_20_First">
      <style:text-properties fo:font-weight="bold" style:font-weight-asian="bold" style:font-weight-complex="bold"/>
    </style:style>
    <style:style style:name="P11" style:family="paragraph" style:parent-style-name="Body_20_Text_20_First">
      <style:text-properties fo:font-weight="normal" style:font-weight-asian="normal" style:font-weight-complex="normal"/>
    </style:style>
    <style:style style:name="P12" style:family="paragraph" style:parent-style-name="Heading_20_1">
      <style:text-properties fo:font-weight="bold" style:font-weight-asian="bold" style:font-weight-complex="bold"/>
    </style:style>
    <style:style style:name="P13" style:family="paragraph" style:parent-style-name="Chapter_20_Number" style:master-page-name="Standard">
      <style:paragraph-properties style:page-number="auto"/>
    </style:style>
    <style:style style:name="P14" style:family="paragraph" style:parent-style-name="Body_20_Text">
      <style:text-properties fo:background-color="#00b8ff"/>
    </style:style>
    <style:style style:name="T1" style:family="text"/>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10" style:family="text">
      <style:text-properties fo:language="en" fo:country="US" style:font-name-asian="Times New Roman" style:font-name-complex="Times New Roman" style:language-complex="ar" style:country-complex="SA"/>
    </style:style>
    <style:style style:name="T11" style:family="text">
      <style:text-properties style:font-name-asian="Times New Roman" style:font-name-complex="Times New Roman"/>
    </style:style>
    <number:number-style style:name="N0">
      <number:number number:min-integer-digits="1"/>
    </number:number-style>
  </office:automatic-styles>
  <office:body>
    <office:text text:use-soft-page-breaks="true">
      <office:forms form:automatic-focus="false" form:apply-design-mode="false"/>
      <text:tracked-changes>
        <text:changed-region text:id="ct148287624">
          <text:insertion>
            <office:change-info>
              <dc:creator>Ray Lischner</dc:creator>
              <dc:date>2008-09-21T10:25:00</dc:date>
            </office:change-info>
          </text:insertion>
        </text:changed-region>
        <text:changed-region text:id="ct149419688">
          <text:deletion>
            <office:change-info>
              <dc:creator>Ray Lischner</dc:creator>
              <dc:date>2008-09-21T10:25:00</dc:date>
            </office:change-info>
            <text:p text:style-name="Body_20_Text_20_First">2</text:p>
          </text:deletion>
        </text:changed-region>
        <text:changed-region text:id="ct148759504">
          <text:insertion>
            <office:change-info>
              <dc:creator>Ray Lischner</dc:creator>
              <dc:date>2008-09-21T10:24:00</dc:date>
            </office:change-info>
          </text:insertion>
        </text:changed-region>
        <text:changed-region text:id="ct148611952">
          <text:insertion>
            <office:change-info>
              <dc:creator>Ray Lischner</dc:creator>
              <dc:date>2008-09-21T10:25:00</dc:date>
            </office:change-info>
          </text:insertion>
        </text:changed-region>
        <text:changed-region text:id="ct152413768">
          <text:insertion>
            <office:change-info>
              <dc:creator>Ray Lischner</dc:creator>
              <dc:date>2008-09-21T12:40:00</dc:date>
            </office:change-info>
          </text:insertion>
        </text:changed-region>
        <text:changed-region text:id="ct152691240">
          <text:deletion>
            <office:change-info>
              <dc:creator>Ray Lischner</dc:creator>
              <dc:date>2008-09-21T12:40:00</dc:date>
            </office:change-info>
            <text:p text:style-name="Body_20_Text_20_Cont">T</text:p>
          </text:deletion>
        </text:changed-region>
        <text:changed-region text:id="ct152691376">
          <text:insertion>
            <office:change-info>
              <dc:creator>Ray Lischner</dc:creator>
              <dc:date>2008-09-21T12:40:00</dc:date>
            </office:change-info>
          </text:insertion>
        </text:changed-region>
        <text:changed-region text:id="ct152313200">
          <text:deletion>
            <office:change-info>
              <dc:creator>Ray Lischner</dc:creator>
              <dc:date>2008-09-21T12:40:00</dc:date>
            </office:change-info>
            <text:p text:style-name="Body_20_Text_20_Cont">i</text:p>
          </text:deletion>
        </text:changed-region>
        <text:changed-region text:id="ct152460776">
          <text:insertion>
            <office:change-info>
              <dc:creator>Ray Lischner</dc:creator>
              <dc:date>2008-09-21T12:40:00</dc:date>
            </office:change-info>
          </text:insertion>
        </text:changed-region>
        <text:changed-region text:id="ct152779536">
          <text:insertion>
            <office:change-info>
              <dc:creator>Ray Lischner</dc:creator>
              <dc:date>2008-09-21T12:40:00</dc:date>
            </office:change-info>
          </text:insertion>
        </text:changed-region>
        <text:changed-region text:id="ct-1405672392">
          <text:insertion>
            <office:change-info>
              <dc:creator>Ray Lischner</dc:creator>
              <dc:date>2008-09-21T11:13:00</dc:date>
            </office:change-info>
          </text:insertion>
        </text:changed-region>
        <text:changed-region text:id="ct-1405597456">
          <text:insertion>
            <office:change-info>
              <dc:creator>Ray Lischner</dc:creator>
              <dc:date>2008-09-21T11:13:00</dc:date>
            </office:change-info>
          </text:insertion>
        </text:changed-region>
        <text:changed-region text:id="ct148933952">
          <text:insertion>
            <office:change-info>
              <dc:creator>Ray Lischner</dc:creator>
              <dc:date>2008-09-21T11:18:00</dc:date>
            </office:change-info>
          </text:insertion>
        </text:changed-region>
        <text:changed-region text:id="ct149511904">
          <text:insertion>
            <office:change-info>
              <dc:creator>Ray Lischner</dc:creator>
              <dc:date>2008-09-21T11:14:00</dc:date>
            </office:change-info>
          </text:insertion>
        </text:changed-region>
        <text:changed-region text:id="ct151093280">
          <text:deletion>
            <office:change-info>
              <dc:creator>Ray Lischner</dc:creator>
              <dc:date>2008-09-21T11:11:00</dc:date>
            </office:change-info>
            <text:p text:style-name="Body_20_Text"><text:s/>or function return type</text:p>
          </text:deletion>
        </text:changed-region>
        <text:changed-region text:id="ct147990784">
          <text:deletion>
            <office:change-info>
              <dc:creator>Ray Lischner</dc:creator>
              <dc:date>2008-09-21T10:31:00</dc:date>
            </office:change-info>
            <text:p text:style-name="Body_20_Text"><text:s/>or return type</text:p>
          </text:deletion>
        </text:changed-region>
        <text:changed-region text:id="ct-1405604656">
          <text:insertion>
            <office:change-info>
              <dc:creator>Ray Lischner</dc:creator>
              <dc:date>2008-09-21T11:32:00</dc:date>
            </office:change-info>
          </text:insertion>
        </text:changed-region>
        <text:changed-region text:id="ct151523984">
          <text:insertion>
            <office:change-info>
              <dc:creator>Ray Lischner</dc:creator>
              <dc:date>2008-09-21T11:18:00</dc:date>
            </office:change-info>
          </text:insertion>
        </text:changed-region>
        <text:changed-region text:id="ct150885496">
          <text:insertion>
            <office:change-info>
              <dc:creator>Ray Lischner</dc:creator>
              <dc:date>2008-09-21T11:36:00</dc:date>
            </office:change-info>
          </text:insertion>
        </text:changed-region>
        <text:changed-region text:id="ct150918088">
          <text:insertion>
            <office:change-info>
              <dc:creator>Ray Lischner</dc:creator>
              <dc:date>2008-09-21T11:37:00</dc:date>
            </office:change-info>
          </text:insertion>
        </text:changed-region>
        <text:changed-region text:id="ct-1405606104">
          <text:insertion>
            <office:change-info>
              <dc:creator>Ray Lischner</dc:creator>
              <dc:date>2008-09-21T11:21:00</dc:date>
            </office:change-info>
          </text:insertion>
        </text:changed-region>
        <text:changed-region text:id="ct-1405792704">
          <text:deletion>
            <office:change-info>
              <dc:creator>Ray Lischner</dc:creator>
              <dc:date>2008-09-21T10:30:00</dc:date>
            </office:change-info>
            <text:p text:style-name="Body_20_Text">feel the </text:p>
          </text:deletion>
        </text:changed-region>
        <text:changed-region text:id="ct-1405941104">
          <text:insertion>
            <office:change-info>
              <dc:creator>Ray Lischner</dc:creator>
              <dc:date>2008-09-21T10:30:00</dc:date>
            </office:change-info>
          </text:insertion>
        </text:changed-region>
        <text:changed-region text:id="ct-1405714240">
          <text:insertion>
            <office:change-info>
              <dc:creator>Ray Lischner</dc:creator>
              <dc:date>2008-09-21T10:31:00</dc:date>
            </office:change-info>
          </text:insertion>
        </text:changed-region>
        <text:changed-region text:id="ct149437280">
          <text:deletion>
            <office:change-info>
              <dc:creator>Ray Lischner</dc:creator>
              <dc:date>2008-09-21T10:31:00</dc:date>
            </office:change-info>
            <text:p text:style-name="Body_20_Text">use <text:span text:style-name="Code_20_Inline">auto_ptr</text:span> with an array</text:p>
          </text:deletion>
        </text:changed-region>
        <text:changed-region text:id="ct149395936">
          <text:insertion>
            <office:change-info>
              <dc:creator>Ray Lischner</dc:creator>
              <dc:date>2008-09-21T10:34:00</dc:date>
            </office:change-info>
          </text:insertion>
        </text:changed-region>
        <text:changed-region text:id="ct151561168">
          <text:insertion>
            <office:change-info>
              <dc:creator>Ray Lischner</dc:creator>
              <dc:date>2008-09-21T10:36:00</dc:date>
            </office:change-info>
          </text:insertion>
        </text:changed-region>
        <text:changed-region text:id="ct151104984">
          <text:insertion>
            <office:change-info>
              <dc:creator>Ray Lischner</dc:creator>
              <dc:date>2008-09-21T10:37:00</dc:date>
            </office:change-info>
          </text:insertion>
        </text:changed-region>
        <text:changed-region text:id="ct151392088">
          <text:deletion>
            <office:change-info>
              <dc:creator>Ray Lischner</dc:creator>
              <dc:date>2008-09-21T10:37:00</dc:date>
            </office:change-info>
            <text:p text:style-name="Body_20_Text"><text:span text:style-name="T2">2</text:span></text:p>
          </text:deletion>
        </text:changed-region>
        <text:changed-region text:id="ct146872240">
          <text:insertion>
            <office:change-info>
              <dc:creator>Ray Lischner</dc:creator>
              <dc:date>2008-09-21T10:37:00</dc:date>
            </office:change-info>
          </text:insertion>
        </text:changed-region>
        <text:changed-region text:id="ct-1405718552">
          <text:insertion>
            <office:change-info>
              <dc:creator>Ray Lischner</dc:creator>
              <dc:date>2008-09-21T10:37:00</dc:date>
            </office:change-info>
          </text:insertion>
        </text:changed-region>
        <text:changed-region text:id="ct-1405918312">
          <text:insertion>
            <office:change-info>
              <dc:creator>Ray Lischner</dc:creator>
              <dc:date>2008-09-21T10:37:00</dc:date>
            </office:change-info>
          </text:insertion>
        </text:changed-region>
        <text:changed-region text:id="ct-1405717872">
          <text:insertion>
            <office:change-info>
              <dc:creator>Ray Lischner</dc:creator>
              <dc:date>2008-09-21T10:38:00</dc:date>
            </office:change-info>
          </text:insertion>
        </text:changed-region>
        <text:changed-region text:id="ct-1406070288">
          <text:insertion>
            <office:change-info>
              <dc:creator>Ray Lischner</dc:creator>
              <dc:date>2008-09-21T10:38:00</dc:date>
            </office:change-info>
          </text:insertion>
        </text:changed-region>
        <text:changed-region text:id="ct149585248">
          <text:insertion>
            <office:change-info>
              <dc:creator>Ray Lischner</dc:creator>
              <dc:date>2008-09-21T11:38:00</dc:date>
            </office:change-info>
          </text:insertion>
        </text:changed-region>
        <text:changed-region text:id="ct-1405733928">
          <text:insertion>
            <office:change-info>
              <dc:creator>Ray Lischner</dc:creator>
              <dc:date>2008-09-21T10:38:00</dc:date>
            </office:change-info>
          </text:insertion>
        </text:changed-region>
        <text:changed-region text:id="ct150958800">
          <text:deletion>
            <office:change-info>
              <dc:creator>Ray Lischner</dc:creator>
              <dc:date>2008-09-21T10:38:00</dc:date>
            </office:change-info>
            <text:p text:style-name="P1"><text:span text:style-name="T2">nothing</text:span></text:p>
          </text:deletion>
        </text:changed-region>
        <text:changed-region text:id="ct148355832">
          <text:insertion>
            <office:change-info>
              <dc:creator>Ray Lischner</dc:creator>
              <dc:date>2008-09-21T10:39:00</dc:date>
            </office:change-info>
          </text:insertion>
        </text:changed-region>
        <text:changed-region text:id="ct149181640">
          <text:deletion>
            <office:change-info>
              <dc:creator>Ray Lischner</dc:creator>
              <dc:date>2008-09-21T10:39:00</dc:date>
            </office:change-info>
            <text:p text:style-name="P1"><text:span text:style-name="T3">8</text:span></text:p>
          </text:deletion>
        </text:changed-region>
        <text:changed-region text:id="ct151271552">
          <text:insertion>
            <office:change-info>
              <dc:creator>Ray Lischner</dc:creator>
              <dc:date>2008-09-21T10:41:00</dc:date>
            </office:change-info>
          </text:insertion>
        </text:changed-region>
        <text:changed-region text:id="ct150793760">
          <text:insertion>
            <office:change-info>
              <dc:creator>Ray Lischner</dc:creator>
              <dc:date>2008-09-21T10:53:00</dc:date>
            </office:change-info>
          </text:insertion>
        </text:changed-region>
        <text:changed-region text:id="ct143532896">
          <text:deletion>
            <office:change-info>
              <dc:creator>Ray Lischner</dc:creator>
              <dc:date>2008-09-21T10:53:00</dc:date>
            </office:change-info>
            <text:p text:style-name="Body_20_Text">You can </text:p>
          </text:deletion>
        </text:changed-region>
        <text:changed-region text:id="ct150502256">
          <text:deletion>
            <office:change-info>
              <dc:creator>Ray Lischner</dc:creator>
              <dc:date>2008-09-21T10:48:00</dc:date>
            </office:change-info>
            <text:p text:style-name="Body_20_Text">also </text:p>
          </text:deletion>
        </text:changed-region>
        <text:changed-region text:id="ct145633592">
          <text:insertion>
            <office:change-info>
              <dc:creator>Ray Lischner</dc:creator>
              <dc:date>2008-09-21T10:48:00</dc:date>
            </office:change-info>
          </text:insertion>
        </text:changed-region>
        <text:changed-region text:id="ct148766152">
          <text:insertion>
            <office:change-info>
              <dc:creator>Ray Lischner</dc:creator>
              <dc:date>2008-09-21T10:49:00</dc:date>
            </office:change-info>
          </text:insertion>
        </text:changed-region>
        <text:changed-region text:id="ct-1405784432">
          <text:insertion>
            <office:change-info>
              <dc:creator>Ray Lischner</dc:creator>
              <dc:date>2008-09-21T10:58:00</dc:date>
            </office:change-info>
          </text:insertion>
        </text:changed-region>
        <text:changed-region text:id="ct-1405698392">
          <text:insertion>
            <office:change-info>
              <dc:creator>Ray Lischner</dc:creator>
              <dc:date>2008-09-21T10:59:00</dc:date>
            </office:change-info>
          </text:insertion>
        </text:changed-region>
        <text:changed-region text:id="ct-1405796704">
          <text:deletion>
            <office:change-info>
              <dc:creator>Ray Lischner</dc:creator>
              <dc:date>2008-09-21T10:50:00</dc:date>
            </office:change-info>
            <text:p text:style-name="Body_20_Text"><text:s/></text:p>
          </text:deletion>
        </text:changed-region>
        <text:changed-region text:id="ct150968384">
          <text:deletion>
            <office:change-info>
              <dc:creator>Ray Lischner</dc:creator>
              <dc:date>2008-09-21T10:49:00</dc:date>
            </office:change-info>
            <text:p text:style-name="Body_20_Text">The results have no meaning, but are reliable so you can use pointers as keys in a set or map<office:annotation><dc:creator>FWG</dc:creator><dc:date>2008-01-15T00:00:00</dc:date><text:p>Not according to the Standard, you can only compare</text:p><text:p>such pointers for (in)equality. In practice you can make the comaprison </text:p><text:p>on machines using a flat database.</text:p><text:p/></office:annotation>. In other words, given two pointers, <text:span text:style-name="Code_20_Inline">a</text:span> and <text:span text:style-name="Code_20_Inline">b</text:span>, you can compare <text:span text:style-name="Code_20_Inline">a</text:span> <text:span text:style-name="Code_20_Inline">&lt;</text:span> <text:span text:style-name="Code_20_Inline">b</text:span> and get a useful result, even if the actual value has no particular meaning.</text:p>
          </text:deletion>
        </text:changed-region>
        <text:changed-region text:id="ct-1405671496">
          <text:insertion>
            <office:change-info>
              <dc:creator>Ray Lischner</dc:creator>
              <dc:date>2008-09-21T10:59:00</dc:date>
            </office:change-info>
          </text:insertion>
        </text:changed-region>
        <text:changed-region text:id="ct150832208">
          <text:insertion>
            <office:change-info>
              <dc:creator>Ray Lischner</dc:creator>
              <dc:date>2008-09-21T11:00:00</dc:date>
            </office:change-info>
          </text:insertion>
        </text:changed-region>
        <text:changed-region text:id="ct150674336">
          <text:insertion>
            <office:change-info>
              <dc:creator>Ray Lischner</dc:creator>
              <dc:date>2008-09-21T11:00:00</dc:date>
            </office:change-info>
          </text:insertion>
        </text:changed-region>
        <text:changed-region text:id="ct-1405671872">
          <text:insertion>
            <office:change-info>
              <dc:creator>Ray Lischner</dc:creator>
              <dc:date>2008-09-21T11:03:00</dc:date>
            </office:change-info>
          </text:insertion>
        </text:changed-region>
        <text:changed-region text:id="ct150908208">
          <text:insertion>
            <office:change-info>
              <dc:creator>Ray Lischner</dc:creator>
              <dc:date>2008-09-21T11:04:00</dc:date>
            </office:change-info>
          </text:insertion>
        </text:changed-region>
        <text:changed-region text:id="ct-1405731744">
          <text:deletion>
            <office:change-info>
              <dc:creator>Ray Lischner</dc:creator>
              <dc:date>2008-09-21T11:04:00</dc:date>
            </office:change-info>
            <text:p text:style-name="Body_20_Text_20_Cont"><text:span text:style-name="Code_20_Inline">.</text:span></text:p>
          </text:deletion>
        </text:changed-region>
        <text:changed-region text:id="ct-1405726264">
          <text:insertion>
            <office:change-info>
              <dc:creator>Ray Lischner</dc:creator>
              <dc:date>2008-09-21T11:04:00</dc:date>
            </office:change-info>
          </text:insertion>
        </text:changed-region>
        <text:changed-region text:id="ct150477544">
          <text:insertion>
            <office:change-info>
              <dc:creator>Ray Lischner</dc:creator>
              <dc:date>2008-09-21T11:04:00</dc:date>
            </office:change-info>
          </text:insertion>
        </text:changed-region>
        <text:changed-region text:id="ct151766600">
          <text:deletion>
            <office:change-info>
              <dc:creator>Ray Lischner</dc:creator>
              <dc:date>2008-09-21T11:53:00</dc:date>
            </office:change-info>
            <text:p text:style-name="P2">This is a problematic chapter and IMO the current presentation is way below what I have come to expect from the rest of your book. Please try to rework the chapter to take a more careful view of pointers. Actually the topic as relates to arrays deserves more than a single chapter. For example consider the following declarations in a header file:</text:p>
            <text:p text:style-name="P2"/>
            <text:p text:style-name="P2">extern int* pointer;</text:p>
            <text:p text:style-name="P2">extern int array[];</text:p>
            <text:p text:style-name="P2"/>
            <text:p text:style-name="P2">In what ways are pointer and array different? And if a file contains</text:p>
            <text:p text:style-name="P2"/>
            <text:p text:style-name="P2">int pointer[20];</text:p>
            <text:p text:style-name="P2">int array[20];</text:p>
            <text:p text:style-name="P2"/>
            <text:p text:style-name="P2">How are these compatible with the declarations above?</text:p>
            <text:p text:style-name="P2"/>
            <text:p text:style-name="P2">Another issue is that by the time your book goes to print the new C Standard will be close to release and at one fell swoop the new initialisation syntax will invalidate much of what you say about initialisation of containers. And it will also provide more smart pointers which will largely replace auto_ptr.</text:p>
            <text:p text:style-name="Body_20_Text"/>
            <text:p text:style-name="Body_20_Text"/>
            <text:p text:style-name="Body_20_Text"/>
            <text:p text:style-name="Body_20_Text"/>
          </text:deletion>
        </text:changed-region>
        <text:changed-region text:id="ct153291840">
          <text:insertion>
            <office:change-info>
              <dc:creator>Ray Lischner</dc:creator>
              <dc:date>2008-09-21T11:53:00</dc:date>
            </office:change-info>
          </text:insertion>
        </text:changed-region>
      </text:tracked-changes>
      <text:variable-decls>
        <text:variable-decl office:value-type="float" text:name="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Exploration <text:variable-set text:name="chapter" office:value-type="float" office:value="59" style:data-style-name="N0">59</text:variable-set></text:p>
      <text:p text:style-name="Chapter_20_Title">Old-Fashioned Arrays</text:p>
      <text:p text:style-name="Body_20_Text_20_First">Throughout this book, I’ve used <text:span text:style-name="Code_20_Inline">std::vector</text:span> for arrays. As you discovered in Exploration 5<text:change-start text:change-id="ct148287624"/>1<text:change-end text:change-id="ct148287624"/><text:change text:change-id="ct149419688"/>, TR1 extends the standard library with <text:span text:style-name="Code_20_Inline">std::tr1::array</text:span>.<text:change-start text:change-id="ct148759504"/>, and the next re<text:change-end text:change-id="ct148759504"/><text:change-start text:change-id="ct148611952"/>vision of the language standard will include <text:span text:style-name="Code_20_Inline">std::array</text:span>.<text:change-end text:change-id="ct148611952"/> Hidden in the implementation of these types is an old-fashioned, crude, and unsafe style of arrays. This exploration takes a look at this relic from C, not because I want you ever to use it, but because you might need to read code that uses this language construct, and it will help you to understand how the standard library can implement <text:span text:style-name="Code_20_Inline">vector</text:span>, <text:span text:style-name="Code_20_Inline">array</text:span>, and similar types. You might be surprised to learn that C-style arrays have much in common with pointers.</text:p>
      <text:p text:style-name="Heading_20_1">C-Style Arrays</text:p>
      <text:p text:style-name="Body_20_Text_20_First">C++ inherits from C a primitive form of array. Although an application should never need to use C-style arrays, library authors sometimes need to use them. For example, a typical implementation of <text:span text:style-name="Code_20_Inline">std::vector</text:span> makes use of C-style arrays.</text:p>
      <text:p text:style-name="Body_20_Text">Define a C-style array object by specifying the array size in square brackets after the declarator name:</text:p>
      <text:p text:style-name="Code_20_Single">int data[10];</text:p>
      <text:p text:style-name="Body_20_Text_20_Cont">The array size must be a compile-time constant integer expression. The size must be strictly positive; zero-length arrays are not allowed. The compiler sets aside a single chunk of memory that is large enough to store the entire array. <text:change-start text:change-id="ct152413768"/>After the array definition, your code can use <text:change-end text:change-id="ct152413768"/><text:change text:change-id="ct152691240"/><text:change-start text:change-id="ct152691376"/>t<text:change-end text:change-id="ct152691376"/>he array name <text:change text:change-id="ct152313200"/><text:change-start text:change-id="ct152460776"/>a<text:change-end text:change-id="ct152460776"/>s an address, not <text:change-start text:change-id="ct152779536"/>as <text:change-end text:change-id="ct152779536"/>a pointer. The elements of the array are lvalues, so you can assign to, say, <text:span text:style-name="Code_20_Inline">data[0]</text:span>, but not to <text:span text:style-name="Code_20_Inline">data</text:span> itself.</text:p>
      <text:p text:style-name="Body_20_Text">Use square brackets to refer to elements of the array. The array index must be an integer. If the index is out of bounds, the results are undefined. Now you can see why <text:span text:style-name="Code_20_Inline">std::vector</text:span> implements the square bracket operator the way it does, namely, in imitation of C style arrays:</text:p>
      <text:p text:style-name="Code_20_First">int data[10];</text:p>
      <text:p text:style-name="Code">std::vector&lt;int&gt; safer_data(10);</text:p>
      <text:p text:style-name="Code">data[0] = 42; <text:s text:c="10"/>// okay</text:p>
      <text:p text:style-name="Code">safer_data[0] = 42; <text:s text:c="4"/>// okay: just like a C-style array</text:p>
      <text:p text:style-name="Code">safer_data.at(0) = 42; <text:s/>// okay: safer way to access vector elements</text:p>
      <text:p text:style-name="Code">data[10] = -1; <text:s text:c="9"/>// error: undefined behavior</text:p>
      <text:p text:style-name="Code">safer_data[10] = -1; <text:s text:c="3"/>// error: also undefined behavior</text:p>
      <text:p text:style-name="Code_20_Last">safer_data.at(10) = -1; // okay: throws an exception</text:p>
      <text:p text:style-name="Body_20_Text">C-style arrays offer one key advantage over vectors<text:change-start text:change-id="ct-1405672392"/>, at least at the moment<text:change-end text:change-id="ct-1405672392"/>: you can initialize a C-style array, even letting the compiler count the number of elements in the array. To initialize an array, use an equal sign, followed by a curly brace-delimited list of array elements, separated by commas:</text:p>
      <text:p text:style-name="Code_20_First">int data[10] = { 1, 2, 3, 4, 5, 6, 7, 8, 9, 10 };</text:p>
      <text:p text:style-name="Code_20_Last">point corners[2] = { point(0, 1), point(10, 20) };</text:p>
      <text:p text:style-name="Body_20_Text_20_Cont"><text:soft-page-break/>When you provide initial values, you can omit the array size, and the compiler uses the number of initializers as the array size:</text:p>
      <text:p text:style-name="Code_20_Single">int data[] = { 1, 2, 3, 4, 5 }; // just like data[5]</text:p>
      <text:p text:style-name="Body_20_Text_20_Cont">If you provide an array size, you can omit trailing elements, in which case, the compiler zero-initializes the remaining elements:</text:p>
      <text:p text:style-name="Code_20_First">int values[5] = { 3, 2, 1 }; // like { 3, 2, 1, 0, 0 }</text:p>
      <text:p text:style-name="Code_20_Last">int data[10] = { }; // initialize entire array to zero</text:p>
      <text:p text:style-name="Body_20_Text_20_Cont"><text:change-start text:change-id="ct-1405597456"/>The next revision to the C++ standard, however, will permit the initialization of the standard containers in a similar fashion. (See the sidebar in Exploration 10.)</text:p>
      <text:p text:style-name="Heading_20_1"><text:change-end text:change-id="ct-1405597456"/><text:change-start text:change-id="ct148933952"/>Array Limitations<text:change-end text:change-id="ct148933952"/><text:change-start text:change-id="ct149511904"/></text:p>
      <text:p text:style-name="Body_20_Text_20_First">One of the key limitations to a C-style array is that the array doesn’t know its own size. The compiler knows the size when it compiles the array definition, but the size is not stored with the array, so most uses of the array don’t know the array size.</text:p>
      <text:p text:style-name="Body_20_Text"><text:change-end text:change-id="ct149511904"/>If you declare an array type as a function parameter<text:change text:change-id="ct151093280"/>, something strange happens. The compiler ignores the size and treats the array type as a pointer type<office:annotation><dc:creator>FWG</dc:creator><dc:date>2008-01-15T00:00:00</dc:date><text:p>I am unhappy with this simplification. </text:p><text:p>At first sight it looks like fine but when you start looking deeper </text:p><text:p>you hit snags. Try explaining the way and array of</text:p><text:p>arrays is handled as an argument.. And what about</text:p><text:p>a reference to an array?</text:p><text:p>And in passing, what about dynamic arrays?</text:p><text:p>Yes, I would prefer a vector but those handling</text:p><text:p>legacy code will have to deal with them.</text:p></office:annotation>. In other words, when used as a function parameter<text:change text:change-id="ct147990784"/>, <text:span text:style-name="Code_20_Inline">int</text:span> <text:span text:style-name="Code_20_Inline">x[10]</text:span> means exactly the same thing as <text:span text:style-name="Code_20_Inline">int</text:span> <text:span text:style-name="Code_20_Inline">x[1]</text:span>, <text:span text:style-name="Code_20_Inline">int</text:span> <text:span text:style-name="Code_20_Inline">x[100000000]</text:span>, and <text:span text:style-name="Code_20_Inline">int*</text:span> <text:span text:style-name="Code_20_Inline">x</text:span>. In practical terms, this means the function has no idea what the array size is. The function sees only a pointer to the start of the array. Thus, functions that take a C-style array as an argument typically have an additional argument to pass the array size, as shown in Listing <text:variable-get text:name="chapter" office:value-type="float" style:data-style-name="N0">59</text:variable-get>-<text:reference-ref text:reference-format="text" text:ref-name="array_as_parm_code">1</text:reference-ref>.</text:p>
      <text:p text:style-name="Code_20_Caption">Listing <text:variable-get text:name="chapter" office:value-type="float" style:data-style-name="N0">59</text:variable-get>-<text:reference-mark-start text:name="array_as_parm_code"/><text:sequence text:ref-name="refText0" text:name="Text" text:formula="ooow:Text+1" style:num-format="1">1</text:sequence><text:reference-mark-end text:name="array_as_parm_code"/>. Array type in function parameters</text:p>
      <text:p text:style-name="Code_20_First">#include &lt;iostream&gt;</text:p>
      <text:p text:style-name="Code">#include &lt;ostream&gt;</text:p>
      <text:p text:style-name="Code"/>
      <text:p text:style-name="Code">int sum(int* array, int size);</text:p>
      <text:p text:style-name="Code"/>
      <text:p text:style-name="Code">int main()</text:p>
      <text:p text:style-name="Code">{</text:p>
      <text:p text:style-name="Code"><text:s text:c="2"/>int data[5] = { 1, 2, 3, 4, 5 };</text:p>
      <text:p text:style-name="Code"><text:s text:c="2"/>std::cout &lt;&lt; sum(data, 5) &lt;&lt; '\n';</text:p>
      <text:p text:style-name="Code">}</text:p>
      <text:p text:style-name="Code"/>
      <text:p text:style-name="Code">int sum(int array[], int size)</text:p>
      <text:p text:style-name="Code">{</text:p>
      <text:p text:style-name="Code"><text:s text:c="2"/>int result(0);</text:p>
      <text:p text:style-name="Code"><text:s text:c="2"/>while (size-- != 0)</text:p>
      <text:p text:style-name="Code"><text:s text:c="4"/>result += array[size];</text:p>
      <text:p text:style-name="Code"><text:s text:c="2"/>return result;</text:p>
      <text:p text:style-name="Code_20_Last">}</text:p>
      <text:p text:style-name="Body_20_Text_20_Cont"><text:change-start text:change-id="ct-1405604656"/><text:span text:style-name="T9">Because an array does not store its size, an </text:span><text:span text:style-name="Code_20_Inline"><text:span text:style-name="T10">extern</text:span></text:span><text:span text:style-name="T9"> declaration (Exploration 39) of an array doesn’t keep track of the array size. Thus, the definition of the array specifies the size, but <text:s/></text:span><text:span text:style-name="Code_20_Inline"><text:span text:style-name="T10">extern</text:span></text:span><text:span text:style-name="T9"> declarations can omit the size. Although you may read code that omits the size, I recommend specifying the size in the </text:span><text:span text:style-name="Code_20_Inline"><text:span text:style-name="T10">extern</text:span></text:span><text:span text:style-name="T9"> declaration (which must match the size in the definition):</text:span></text:p>
      <text:p text:style-name="Code_20_Single"><text:soft-page-break/><text:span text:style-name="T10">extern int data[42];</text:span></text:p>
      <text:p text:style-name="Body_20_Text_20_Cont"><text:span text:style-name="T10">Unlike function arguments and parameters, however, no conversions take place with </text:span><text:span text:style-name="Code_20_Inline"><text:span text:style-name="T10">extern</text:span></text:span><text:span text:style-name="T10"> objects. Arrays are arrays and pointers are pointers. If the </text:span><text:span text:style-name="Code_20_Inline"><text:span text:style-name="T10">extern</text:span></text:span><text:span text:style-name="T10"> declaration does not match the object’s definition, the results are undefined. The best way to avoid problems is to make the </text:span><text:span text:style-name="Code_20_Inline"><text:span text:style-name="T10">extern</text:span></text:span><text:span text:style-name="T10"> declaration match the definition as closely as possible. Be sure to </text:span><text:span text:style-name="Code_20_Inline"><text:span text:style-name="T10">#include</text:span></text:span><text:span text:style-name="T10"> the header file that contains the </text:span><text:span text:style-name="Code_20_Inline"><text:span text:style-name="T10">extern</text:span></text:span><text:span text:style-name="T10"> declarations in the source file that contains the definitions. In this manner, the compiler checks that the declarations and definitions match.</text:span></text:p>
      <text:p text:style-name="Body_20_Text"><text:change-end text:change-id="ct-1405604656"/><text:change-start text:change-id="ct151523984"/>Another limitation of arrays is that a function cannot return an array. If you need to return a sequence of objects, store them in a container object. Even better is to pass a container by reference, and let the function fill in the values. That way you avoid making extra copies of the container:</text:p>
      <text:p text:style-name="Code_20_Single">void get_a_whole_bunch_of_things(std::vector&lt;thing&gt;&amp; fill_me_in);</text:p>
      <text:p text:style-name="Heading_20_1"><text:change-end text:change-id="ct151523984"/><text:change-start text:change-id="ct150885496"/><text:span text:style-name="T10">Dynamically Allocating an </text:span><text:change-end text:change-id="ct150885496"/><text:change-start text:change-id="ct150918088"/><text:span text:style-name="T10">Array</text:span><text:change-end text:change-id="ct150918088"/><text:change-start text:change-id="ct-1405606104"/></text:p>
      <text:p text:style-name="Body_20_Text_20_First"><text:change-end text:change-id="ct-1405606104"/>A <text:span text:style-name="Code_20_Inline">new</text:span> expression can allocate an array, or more precisely, it allocates one or more contiguous values, invokes the default constructor for each element, and returns the address of the first one. (Remember that default-initializing a built-in type, such as <text:span text:style-name="Code_20_Inline">int</text:span>, leaves the value uninitialized.) Like passing an array to a function, all you get from <text:span text:style-name="Code_20_Inline">new</text:span> is a pointer. It is up to you to keep track of the size. Pass the size in square brackets after the type:</text:p>
      <text:p text:style-name="Code_20_First">int* ptr(<text:span text:style-name="T8">new int[10]</text:span>);</text:p>
      <text:p text:style-name="Code">ptr[0] = 9;</text:p>
      <text:p text:style-name="Code_20_Last">ptr[9] = 0;</text:p>
      <text:p text:style-name="Body_20_Text_20_Cont">To free the memory, use the <text:span text:style-name="Code_20_Inline">delete[]</text:span> operator. The square brackets are required. Do not pass the size:</text:p>
      <text:p text:style-name="Code_20_Single">delete[] ptr;</text:p>
      <text:p text:style-name="Body_20_Text_20_Cont">If you allocate a scalar value with <text:span text:style-name="Code_20_Inline">new</text:span> (no square brackets), delete the memory with plain <text:span text:style-name="Code_20_Inline">delete</text:span> (no square brackets). If you allocate an array (even if the size is one), delete the memory with <text:span text:style-name="Code_20_Inline">delete[]</text:span>. You cannot mix the array-style <text:span text:style-name="Code_20_Inline">new</text:span> with a non-array <text:span text:style-name="Code_20_Inline">delete</text:span> or <text:span text:style-name="T5">vice versa</text:span>. Because the <text:span text:style-name="Code_20_Inline">delete</text:span> operator and <text:span text:style-name="Code_20_Inline">delete[]</text:span> operator both take a plain pointer as an operand, the compiler cannot, in general, detect errors. A good library can detect errors and report them at runtime, but the standard provides no guarantee.</text:p>
      <text:p text:style-name="Body_20_Text">The <text:span text:style-name="Code_20_Inline">auto_ptr</text:span> type uses plain <text:span text:style-name="Code_20_Inline">delete</text:span>, so you cannot use it to manage dynamically-allocated arrays. (But the next exploration has a few hints if you <text:change text:change-id="ct-1405792704"/>need to <text:change-start text:change-id="ct-1405941104"/>manage a dynamically-allocated arra<text:change-end text:change-id="ct-1405941104"/><text:change-start text:change-id="ct-1405714240"/>y<text:change-end text:change-id="ct-1405714240"/><text:change text:change-id="ct149437280"/>. <office:annotation><dc:creator>FWG</dc:creator><dc:date>2008-01-15T00:00:00</dc:date><text:p>You NEVER need to use an auto_ptr with an array</text:p><text:p>and IMO never should.</text:p></office:annotation>)</text:p>
      <text:p text:style-name="Body_20_Text">The best way to avoid mismatches between <text:span text:style-name="Code_20_Inline">new</text:span>, <text:span text:style-name="Code_20_Inline">new[]</text:span>, <text:span text:style-name="Code_20_Inline">delete</text:span>, and <text:span text:style-name="Code_20_Inline">delete[]</text:span> is to avoid the array forms entirely. Use plain <text:span text:style-name="Code_20_Inline">new</text:span> and <text:span text:style-name="Code_20_Inline">delete</text:span> for single items, and use a <text:span text:style-name="Code_20_Inline">vector</text:span> if you need an array. The advantage of using <text:span text:style-name="Code_20_Inline">vector</text:span> instead of <text:span text:style-name="Code_20_Inline">new[]</text:span> and <text:span text:style-name="Code_20_Inline">delete[]</text:span> is that the vector automatically frees all of its memory when it is destroyed.</text:p>
      <text:p text:style-name="P5">Why should you use <text:span text:style-name="Code_20_Inline">std::vector</text:span> instead of C-style arrays?</text:p>
      <text:p text:style-name="P3">~LLL</text:p>
      <text:p text:style-name="P3">~LLL</text:p>
      <text:p text:style-name="P3">~LLL</text:p>
      <text:p text:style-name="P3">~LLL</text:p>
      <text:p text:style-name="Body_20_Text"><text:soft-page-break/><text:span text:style-name="T2">I can think of many reasons. You can pass a vector to a function, return a vector from a function, and use the vector’s many member functions for greater functionality and safety. Use the </text:span><text:span text:style-name="Code_20_Inline"><text:span text:style-name="T2">at()</text:span></text:span><text:span text:style-name="T2"> member function instead of square brackets, for example, for safe indexing. Use the </text:span><text:span text:style-name="Code_20_Inline"><text:span text:style-name="T2">size()</text:span></text:span><text:span text:style-name="T2"> member function to learn how many elements are in the vector.</text:span></text:p>
      <text:p text:style-name="P5">In what way are C-style arrays superior to <text:span text:style-name="Code_20_Inline">std::vector</text:span>?</text:p>
      <text:p text:style-name="P3">~LLL</text:p>
      <text:p text:style-name="P3">~LLL</text:p>
      <text:p text:style-name="P3">~LLL</text:p>
      <text:p text:style-name="P3">~LLL</text:p>
      <text:p text:style-name="Body_20_Text"><text:span text:style-name="T2">When performance is at a premium, </text:span><text:span text:style-name="Code_20_Inline"><text:span text:style-name="T2">std::vector</text:span></text:span><text:span text:style-name="T2"> has greater overhead than a C-style array. Sometimes, you don’t need the array to grow at runtime, and you don’t want to pay the performance penalty for that flexibility. Another advantage of a C-style array is that you can directly initialize its elements when you define the array object.</text:span><text:change-start text:change-id="ct149395936"/><text:span text:style-name="T2"> (But recall from the sidebar in Exploration </text:span><text:change-end text:change-id="ct149395936"/><text:change-start text:change-id="ct151561168"/><text:span text:style-name="T2">10 that the next revision to the standard will let you directly initialize the contents of a vector the way you can initialize a C-style array.)</text:span><text:change-end text:change-id="ct151561168"/></text:p>
      <text:p text:style-name="Body_20_Text"><text:span text:style-name="T2">The C++ standardization committee introduced the </text:span><text:span text:style-name="Code_20_Inline"><text:span text:style-name="T2">array</text:span></text:span><text:span text:style-name="T2"> class template in TR1 (see Exploration 5</text:span><text:change-start text:change-id="ct151104984"/><text:span text:style-name="T2">1</text:span><text:change-end text:change-id="ct151104984"/><text:change text:change-id="ct151392088"/><text:span text:style-name="T2"> for more information about Technical Report 1) </text:span><text:change-start text:change-id="ct146872240"/><text:span text:style-name="T2">and plan to include </text:span><text:span text:style-name="Code_20_Inline"><text:span text:style-name="T2">std::array</text:span></text:span><text:span text:style-name="T2"> in the next revision of the standard </text:span><text:change-end text:change-id="ct146872240"/><text:span text:style-name="T2">to address these shortcomings. The </text:span><text:span text:style-name="Code_20_Inline"><text:span text:style-name="T2">std::tr1::array</text:span></text:span><text:span text:style-name="T2"> </text:span><text:change-start text:change-id="ct-1405718552"/><text:span text:style-name="T2">or </text:span><text:span text:style-name="Code_20_Inline"><text:span text:style-name="T2">std::arrray</text:span></text:span><text:span text:style-name="T2"> class template </text:span><text:change-end text:change-id="ct-1405718552"/><text:span text:style-name="T2">has the advanced features of </text:span><text:span text:style-name="Code_20_Inline"><text:span text:style-name="T2">std::vector</text:span></text:span><text:span text:style-name="T2"> with the performance advantages of a C-style array. If you ever find yourself wishing for a C-style array, you should use </text:span><text:span text:style-name="Code_20_Inline"><text:span text:style-name="T2">tr1::array</text:span></text:span><text:span text:style-name="T2"> </text:span><text:change-start text:change-id="ct-1405918312"/><text:span text:style-name="T2">o</text:span><text:change-end text:change-id="ct-1405918312"/><text:change-start text:change-id="ct-1405717872"/><text:span text:style-name="T2">r </text:span><text:span text:style-name="Code_20_Inline"><text:span text:style-name="T2">std::array</text:span></text:span><text:span text:style-name="T2"> </text:span><text:change-end text:change-id="ct-1405717872"/><text:span text:style-name="T2">instead</text:span><text:change-start text:change-id="ct-1406070288"/><text:span text:style-name="T2"> (whichever one is most readily available to you)</text:span><text:change-end text:change-id="ct-1406070288"/><text:span text:style-name="T2">.</text:span></text:p>
      <text:p text:style-name="P6"><text:change-start text:change-id="ct149585248"/>Multi-dimensional Arrays</text:p>
      <text:p text:style-name="P3">One situation in which you might need to use C-style arrays is when you must work in multiple dimensions. In C++, as in C, a multi-dimensional array is an array of arrays. Thus, define a variable as a 3 <text:span text:style-name="T11">× 4 matrix as follows:</text:span></text:p>
      <text:p text:style-name="Code_20_Single"><text:span text:style-name="T11">double matrix[3][4];</text:span></text:p>
      <text:p text:style-name="Body_20_Text_20_Cont"><text:span text:style-name="T11">Read this declaration the way you would any other. Start with the name and work your way from inside to outside: </text:span><text:span text:style-name="Code_20_Inline"><text:span text:style-name="T11">matrix</text:span></text:span><text:span text:style-name="T11"> is an array with 3 elements. Each element is an array of 4 elements of type </text:span><text:span text:style-name="Code_20_Inline"><text:span text:style-name="T11">double</text:span></text:span><text:span text:style-name="T11">. Thus, C++ arrays are column-major, that is, the column (right-most) index varies fastest.</text:span></text:p>
      <text:p text:style-name="Body_20_Text"><text:span text:style-name="T11">When you pass a matrix to a function, only the leftmost array is converted to a pointer. Thus, if you were to pass </text:span><text:span text:style-name="Code_20_Inline"><text:span text:style-name="T11">matrix</text:span></text:span><text:span text:style-name="T11"> to a function, you must declare the function parameter as a pointer to an array of 4 </text:span><text:span text:style-name="Code_20_Inline"><text:span text:style-name="T11">double</text:span></text:span><text:span text:style-name="T11">s:</text:span></text:p>
      <text:p text:style-name="Code_20_Single"><text:span text:style-name="T11">double sum(double arg[][4]);</text:span></text:p>
      <text:p text:style-name="Body_20_Text_20_Cont"><text:span text:style-name="T11">or</text:span></text:p>
      <text:p text:style-name="Code_20_Single"><text:span text:style-name="T11">double sum(double *arg[4]);</text:span></text:p>
      <text:p text:style-name="Body_20_Text_20_Cont">To refer to elements of the matrix, use a separate subscript operator for each index:</text:p>
      <text:p text:style-name="Code_20_First">void initialize(double matrix[][4], int num_rows)</text:p>
      <text:p text:style-name="Code">{</text:p>
      <text:p text:style-name="Code"><text:s text:c="3"/>for (int i = 0; i != num_rows; ++i)</text:p>
      <text:p text:style-name="Code"><text:s text:c="6"/>for (int j = 0; j != 4; ++j)</text:p>
      <text:p text:style-name="Code"><text:s text:c="9"/>matrix[i][j] = 1.0;</text:p>
      <text:p text:style-name="Code_20_Last"><text:soft-page-break/>}</text:p>
      <text:p text:style-name="Body_20_Text_20_Cont">You can also refer to an entire row: <text:span text:style-name="Code_20_Inline">matrix[2]</text:span> returns the address of the last row of the matrix, which has type <text:span text:style-name="Code_20_Inline">double[4]</text:span>, that is, it is the address of the first element of a 4-element array of <text:span text:style-name="Code_20_Inline">double</text:span>.</text:p>
      <text:p text:style-name="P6"><text:change-end text:change-id="ct149585248"/>C-Style Strings</text:p>
      <text:p text:style-name="P1"><text:span text:style-name="T2">Another legacy type that C++ inherits from C is the C-style string, which is </text:span><text:change-start text:change-id="ct-1405733928"/><text:span text:style-name="T2">little</text:span><text:change-end text:change-id="ct-1405733928"/><text:change text:change-id="ct150958800"/><text:span text:style-name="T2"> more than a C-style array of </text:span><text:span text:style-name="Code_20_Inline"><text:span text:style-name="T2">char</text:span></text:span><text:span text:style-name="T2">. (A wide C-style string is a C-style array of </text:span><text:span text:style-name="Code_20_Inline"><text:span text:style-name="T2">wchar_t</text:span></text:span><text:span text:style-name="T2">. Everything in this chapter applies equally to wide strings and </text:span><text:span text:style-name="Code_20_Inline"><text:span text:style-name="T2">wchar_t</text:span></text:span><text:span text:style-name="T2">, but mentions only </text:span><text:span text:style-name="Code_20_Inline"><text:span text:style-name="T2">char</text:span></text:span><text:span text:style-name="T2"> for the sake of simplicity.) A string literal in C++ is a </text:span><text:span text:style-name="Code_20_Inline"><text:span text:style-name="T2">const</text:span></text:span><text:span text:style-name="T2"> array of </text:span><text:span text:style-name="Code_20_Inline"><text:span text:style-name="T2">char</text:span></text:span><text:span text:style-name="T2">. The size of the array is the number of characters in the literal, plus one. The compiler automatically appends the character with value zero (</text:span><text:span text:style-name="Code_20_Inline"><text:span text:style-name="T2">'\0'</text:span></text:span><text:span text:style-name="T2">) to the end of the array, as a marker for the end of the string. (Remember that the array does not store the size, so the trailing zero-valued character is the only way to identify the end of the string, and therefore, the length of the string.) The zero-value character is also called a </text:span><text:span text:style-name="T6">null character</text:span><text:span text:style-name="T3">. In an unfortunate collision of terminology, null characters have nothing to do with null pointers (Exploration 5</text:span><text:change-start text:change-id="ct148355832"/><text:span text:style-name="T3">7</text:span><text:change-end text:change-id="ct148355832"/><text:change text:change-id="ct149181640"/><text:span text:style-name="T3">).</text:span></text:p>
      <text:p text:style-name="P5"><text:span text:style-name="T2">The </text:span><text:span text:style-name="Code_20_Inline"><text:span text:style-name="T2">std::string</text:span></text:span><text:span text:style-name="T2"> class has a constructor to construct a C++ </text:span><text:span text:style-name="Code_20_Inline"><text:span text:style-name="T2">string</text:span></text:span><text:span text:style-name="T2"> from a C character pointer. Often, the compiler is able to call this constructor automatically, so you can usually use a string literal anywhere that calls for </text:span><text:span text:style-name="Code_20_Inline"><text:span text:style-name="T2">std::string</text:span></text:span><text:span text:style-name="T2">.</text:span></text:p>
      <text:p text:style-name="P5"><text:span text:style-name="T2">Should you ever need to work with C-style strings directly</text:span><text:span text:style-name="T2"><office:annotation><dc:creator>RL</dc:creator><dc:date>2008-01-15T00:00:00</dc:date><text:p>At the moment you do because such things as the fstream ctors</text:p><text:p>take a c-style array for the name of the file.</text:p><text:p/><text:p>Fotunately, for readers of this book, such uses are simple:</text:p><text:p>merely using a string literal, or calling std::string::c_str().</text:p></office:annotation></text:span><text:span text:style-name="T2">, remember that a string literal contains </text:span><text:span text:style-name="Code_20_Inline"><text:span text:style-name="T2">const</text:span></text:span><text:span text:style-name="T2"> elements. A frequent mistake is to treat a string literal as an array of </text:span><text:span text:style-name="Code_20_Inline"><text:span text:style-name="T2">char</text:span></text:span><text:span text:style-name="T2">, not an array of </text:span><text:span text:style-name="Code_20_Inline"><text:span text:style-name="T2">const</text:span></text:span><text:span text:style-name="T2"> </text:span><text:span text:style-name="Code_20_Inline"><text:span text:style-name="T2">char</text:span></text:span><text:span text:style-name="T2">. Although you cannot, in general, know the amount of memory that the array occupies, you can discover the number of characters by calling the </text:span><text:span text:style-name="Code_20_Inline"><text:span text:style-name="T2">std::strlen</text:span></text:span><text:span text:style-name="T2"> function (declared in </text:span><text:span text:style-name="Code_20_Inline"><text:span text:style-name="T2">&lt;cstring&gt;</text:span></text:span><text:span text:style-name="T2">, along with several other functions that are useful for working with C-style strings), passing the start of the character array as an argument.</text:span></text:p>
      <text:p text:style-name="P6">Command-Line Arguments</text:p>
      <text:p text:style-name="P1"><text:span text:style-name="T2">The one and only time you should use a C-style array is to access command-line arguments that the host environment passes to a program when the </text:span><text:span text:style-name="Code_20_Inline"><text:span text:style-name="T2">main()</text:span></text:span><text:span text:style-name="T2"> function begins. For historic reasons, the command line arguments are passed as a C-style array of </text:span><text:change-start text:change-id="ct151271552"/><text:span text:style-name="T2">pointers to </text:span><text:change-end text:change-id="ct151271552"/><text:span text:style-name="T2">C-style character strings</text:span><text:span text:style-name="T2"><office:annotation><dc:creator>FWG</dc:creator><dc:date>2008-01-15T00:00:00</dc:date><text:p>I think not, it is an array of pointers to C-style strings.</text:p><text:p>Not the same thing.</text:p><text:p/></office:annotation></text:span><text:span text:style-name="T2">. Thus, you can choose to write the </text:span><text:span text:style-name="Code_20_Inline"><text:span text:style-name="T2">main()</text:span></text:span><text:span text:style-name="T2"> function as a function of no arguments or a function of two arguments: an </text:span><text:span text:style-name="Code_20_Inline"><text:span text:style-name="T2">int</text:span></text:span><text:span text:style-name="T2"> for the number of command line arguments, and a pointer to the first element of an array of pointers to the individual command line arguments, each as an array of </text:span><text:span text:style-name="Code_20_Inline"><text:span text:style-name="T2">char</text:span></text:span><text:span text:style-name="T2">. Listing </text:span><text:span text:style-name="T2"><text:variable-get text:name="chapter" office:value-type="float" style:data-style-name="N0">59</text:variable-get></text:span><text:span text:style-name="T2">-</text:span><text:span text:style-name="T2"><text:reference-ref text:reference-format="text" text:ref-name="echo_code">2</text:reference-ref></text:span><text:span text:style-name="T2"> shows an example of </text:span><text:span text:style-name="T6">echo</text:span><text:span text:style-name="T2">, which echoes command line arguments to the standard output. Note that the first command line argument is the program name or path to the program’s executable file. (The details are implementation-defined.) Note also that </text:span><text:span text:style-name="Code_20_Inline"><text:span text:style-name="T2">std::ostream</text:span></text:span><text:span text:style-name="T2"> knows how to print a C-style character pointer.</text:span></text:p>
      <text:p text:style-name="Code_20_Caption"><text:span text:style-name="T2">Listing </text:span><text:span text:style-name="T2"><text:variable-get text:name="chapter" office:value-type="float" style:data-style-name="N0">59</text:variable-get></text:span><text:span text:style-name="T2">-</text:span><text:reference-mark-start text:name="echo_code"/><text:span text:style-name="T2"><text:sequence text:ref-name="refText1" text:name="Text" text:formula="ooow:Text+1" style:num-format="1">2</text:sequence></text:span><text:reference-mark-end text:name="echo_code"/><text:span text:style-name="T2">. Echoing command-line arguments</text:span></text:p>
      <text:p text:style-name="P7">#include &lt;iostream&gt;</text:p>
      <text:p text:style-name="P9">#include &lt;ostream&gt;</text:p>
      <text:p text:style-name="P9"/>
      <text:p text:style-name="P9">int main(int argc, char* argv[])</text:p>
      <text:p text:style-name="P9">{</text:p>
      <text:p text:style-name="P9"><text:s text:c="2"/>char const* separator("");</text:p>
      <text:p text:style-name="P9"><text:s text:c="2"/>while (--argc != 0)</text:p>
      <text:p text:style-name="P9"><text:soft-page-break/><text:s text:c="2"/>{</text:p>
      <text:p text:style-name="P9"><text:s text:c="4"/>std::cout &lt;&lt; separator &lt;&lt; *++argv;</text:p>
      <text:p text:style-name="P9"><text:s text:c="4"/>separator = " ";</text:p>
      <text:p text:style-name="P9"><text:s text:c="2"/>}</text:p>
      <text:p text:style-name="P8">}</text:p>
      <text:p text:style-name="Body_20_Text_20_Cont"><text:span text:style-name="T2">The names </text:span><text:span text:style-name="Code_20_Inline"><text:span text:style-name="T2">argc</text:span></text:span><text:span text:style-name="T2"> and </text:span><text:span text:style-name="Code_20_Inline"><text:span text:style-name="T2">argv</text:span></text:span><text:span text:style-name="T2"> are conventional, not required. As with any other function parameters, you are free to pick any names you want. The second argument is of type pointer-to-pointer-to-char, and is often written as </text:span><text:span text:style-name="Code_20_Inline"><text:span text:style-name="T2">char*</text:span></text:span><text:span text:style-name="T2"> </text:span><text:span text:style-name="Code_20_Inline"><text:span text:style-name="T2">argv[]</text:span></text:span><text:span text:style-name="T2"> to emphasize the point that it is an array of </text:span><text:span text:style-name="Code_20_Inline"><text:span text:style-name="T2">char*</text:span></text:span><text:span text:style-name="T2"> values; although some programmers also use </text:span><text:span text:style-name="Code_20_Inline"><text:span text:style-name="T2">char**</text:span></text:span><text:span text:style-name="T2"> </text:span><text:span text:style-name="Code_20_Inline"><text:span text:style-name="T2">argv</text:span></text:span><text:span text:style-name="T2">, which means the same thing.</text:span></text:p>
      <text:p text:style-name="Body_20_Text"><text:span text:style-name="T2">The size of the </text:span><text:span text:style-name="Code_20_Inline"><text:span text:style-name="T2">argv</text:span></text:span><text:span text:style-name="T2"> array is </text:span><text:span text:style-name="Code_20_Inline"><text:span text:style-name="T2">argc</text:span></text:span><text:span text:style-name="T2"> </text:span><text:span text:style-name="Code_20_Inline"><text:span text:style-name="T2">+</text:span></text:span><text:span text:style-name="T2"> </text:span><text:span text:style-name="Code_20_Inline"><text:span text:style-name="T2">1</text:span></text:span><text:span text:style-name="T2"> because its last element is a null pointer, after all the command line arguments. Thus, some programs loop through command line arguments by counting and comparing with </text:span><text:span text:style-name="Code_20_Inline"><text:span text:style-name="T2">argc</text:span></text:span><text:span text:style-name="T2">, and others loop through </text:span><text:span text:style-name="Code_20_Inline"><text:span text:style-name="T2">argv</text:span></text:span><text:span text:style-name="T2">, until reaching a null pointer.</text:span></text:p>
      <text:p text:style-name="P5">Write a program that takes two command line arguments: an input file and an output file. The program copies the contents of the input file to the output file.<text:span text:style-name="T2"> Compare your solution with mine in Listing </text:span><text:span text:style-name="T2"><text:variable-get text:name="chapter" office:value-type="float" style:data-style-name="N0">59</text:variable-get></text:span><text:span text:style-name="T2">-</text:span><text:span text:style-name="T2"><text:reference-ref text:reference-format="text" text:ref-name="file_copy__code">3</text:reference-ref></text:span><text:span text:style-name="T2">.</text:span></text:p>
      <text:p text:style-name="Code_20_Caption"><text:span text:style-name="T2">Listing </text:span><text:span text:style-name="T2"><text:variable-get text:name="chapter" office:value-type="float" style:data-style-name="N0">59</text:variable-get></text:span><text:span text:style-name="T2">-</text:span><text:reference-mark-start text:name="file_copy__code"/><text:span text:style-name="T2"><text:sequence text:ref-name="refText2" text:name="Text" text:formula="ooow:Text+1" style:num-format="1">3</text:sequence></text:span><text:reference-mark-end text:name="file_copy__code"/><text:span text:style-name="T2">. Copying a file named on the command line.</text:span></text:p>
      <text:p text:style-name="P7">#include &lt;cstdio&gt;</text:p>
      <text:p text:style-name="P9">#include &lt;cstdlib&gt;</text:p>
      <text:p text:style-name="P9">#include &lt;fstream&gt;</text:p>
      <text:p text:style-name="P9">#include &lt;iostream&gt;</text:p>
      <text:p text:style-name="P9">#include &lt;istream&gt;</text:p>
      <text:p text:style-name="P9">#include &lt;ostream&gt;</text:p>
      <text:p text:style-name="P9"/>
      <text:p text:style-name="P9">int main(int argc, char* argv[])</text:p>
      <text:p text:style-name="P9">{</text:p>
      <text:p text:style-name="P9"><text:s text:c="2"/>if (argc != 3)</text:p>
      <text:p text:style-name="P9"><text:s text:c="2"/>{</text:p>
      <text:p text:style-name="P9"><text:s text:c="4"/>std::cerr &lt;&lt; "usage: " &lt;&lt; argv[0] &lt;&lt; " INPUT OUTPUT\n";</text:p>
      <text:p text:style-name="P9"><text:s text:c="4"/>return EXIT_FAILURE;</text:p>
      <text:p text:style-name="P9"><text:s text:c="2"/>}</text:p>
      <text:p text:style-name="P9"><text:s text:c="2"/>std::ifstream input(argv[1]);</text:p>
      <text:p text:style-name="P9"><text:s text:c="2"/>if (not input)</text:p>
      <text:p text:style-name="P9"><text:s text:c="2"/>{</text:p>
      <text:p text:style-name="P9"><text:s text:c="4"/>std::perror(argv[1]);</text:p>
      <text:p text:style-name="P9"><text:s text:c="4"/>return EXIT_FAILURE;</text:p>
      <text:p text:style-name="P9"><text:s text:c="2"/>}</text:p>
      <text:p text:style-name="P9"><text:s text:c="2"/>std::ofstream output(argv[2]);</text:p>
      <text:p text:style-name="P9"><text:s text:c="2"/>if (not output)</text:p>
      <text:p text:style-name="P9"><text:s text:c="2"/>{</text:p>
      <text:p text:style-name="P9"><text:s text:c="4"/>std::perror(argv[2]);</text:p>
      <text:p text:style-name="P9"><text:s text:c="4"/>return EXIT_FAILURE;</text:p>
      <text:p text:style-name="P9"><text:s text:c="2"/>}</text:p>
      <text:p text:style-name="P9"/>
      <text:p text:style-name="P9"><text:s text:c="2"/>input.exceptions(input.badbit); <text:s text:c="3"/>// throw for serious errors</text:p>
      <text:p text:style-name="P9"><text:s text:c="2"/>output.exceptions(output.failbit); // throw for any error</text:p>
      <text:p text:style-name="P9"/>
      <text:p text:style-name="P9"><text:s text:c="2"/>try</text:p>
      <text:p text:style-name="P9"><text:s text:c="2"/>{</text:p>
      <text:p text:style-name="P9"><text:s text:c="4"/>// Lots of ways to copy: use std::copy, use a loop to read &amp; write</text:p>
      <text:p text:style-name="P9"><text:soft-page-break/><text:s text:c="4"/>// The following is a little-known technique that is probably fastest.</text:p>
      <text:p text:style-name="P9"><text:s text:c="4"/>output &lt;&lt; input.rdbuf();</text:p>
      <text:p text:style-name="P9"><text:s text:c="4"/>output.close();</text:p>
      <text:p text:style-name="P9"><text:s text:c="4"/>input.close();</text:p>
      <text:p text:style-name="P9"><text:s text:c="2"/>}</text:p>
      <text:p text:style-name="P9"><text:s text:c="2"/>catch (std::ios_base::failure const&amp; ex)</text:p>
      <text:p text:style-name="P9"><text:s text:c="2"/>{</text:p>
      <text:p text:style-name="P9"><text:s text:c="4"/>std::cerr &lt;&lt; "Can’t copy " &lt;&lt; argv[1] &lt;&lt; " to " &lt;&lt; argv[2] &lt;&lt; ": " &lt;&lt;</text:p>
      <text:p text:style-name="P9"><text:s text:c="17"/>ex.what() &lt;&lt; '\n';</text:p>
      <text:p text:style-name="P9"><text:s text:c="4"/>return EXIT_FAILURE;</text:p>
      <text:p text:style-name="P9"><text:s text:c="2"/>}</text:p>
      <text:p text:style-name="P8">}</text:p>
      <text:p text:style-name="Heading_20_1">Pointer Arithmetic</text:p>
      <text:p text:style-name="Body_20_Text_20_First">An unusual feature of C++ pointers, which it inherits from C, is that you can perform addition and subtraction on pointers. In ordinary usage, these operations work only on pointers that point into arrays. Specifically, you can add or subtract integers and pointers, and you can subtract two pointers to get an integer. You can also compare two pointers using relational operators (less than, greater than, etc.). This section explores what these operations mean.</text:p>
      <text:p text:style-name="Body_20_Text">Briefly, a pointer can point to any object in an array. Add an integer to a pointer to obtain a pointer that points later in the array. For example, <text:span text:style-name="Code_20_Inline">array</text:span> <text:span text:style-name="Code_20_Inline">+</text:span> <text:span text:style-name="Code_20_Inline">1</text:span> points to the second element of the array, that is, the element at index 1. You are allowed to form a pointer to any position in the array, including the position one-past-the-end. Given a pointer into the array, subtract an integer to obtain the address of an element earlier in the array. You are not allowed to form an address that precedes the first element of the array.</text:p>
      <text:p text:style-name="Body_20_Text">Subtract two pointers to obtain the number of array elements that separate them. They must be pointers that point into the same array. When you compare two pointers using relational operators, a pointer <text:span text:style-name="Code_20_Inline">a</text:span> is “less than” a pointer <text:span text:style-name="Code_20_Inline">b</text:span> if <text:span text:style-name="Code_20_Inline">a</text:span> and <text:span text:style-name="Code_20_Inline">b</text:span> both point to the same array and <text:span text:style-name="Code_20_Inline">a</text:span> comes earlier in the array than <text:span text:style-name="Code_20_Inline">b</text:span>.</text:p>
      <text:p text:style-name="Body_20_Text"><text:change-start text:change-id="ct150793760"/>Ordinarily, you have no reason to <text:change-end text:change-id="ct150793760"/><text:change text:change-id="ct143532896"/><text:change text:change-id="ct150502256"/>use the relational operators on pointers that are not in the same array.<text:change-start text:change-id="ct145633592"/> But you can use pointers as keys in sets and maps, and these types need to compare pointers to put the keys in order. The <text:span text:style-name="Code_20_Inline">std::set</text:span> and <text:span text:style-name="Code_20_Inline">std::map</text:span> templates use <text:span text:style-name="Code_20_Inline">std</text:span><text:change-end text:change-id="ct145633592"/><text:change-start text:change-id="ct148766152"/><text:span text:style-name="Code_20_Inline">::less</text:span> to compare keys (Exploration 48), and <text:span text:style-name="Code_20_Inline">std::less</text:span> uses the <text:span text:style-name="Code_20_Inline">&lt;</text:span> operator. The details are implementation-specific, but the standard requires <text:span text:style-name="Code_20_Inline">std::less</text:span> to work with pointers, <text:change-end text:change-id="ct148766152"/><text:change-start text:change-id="ct-1405784432"/>thereby ensuring that sets and maps work properly when you use po<text:change-end text:change-id="ct-1405784432"/><text:change-start text:change-id="ct-1405698392"/>inters as keys.<text:change-end text:change-id="ct-1405698392"/><text:change text:change-id="ct-1405796704"/><text:change text:change-id="ct150968384"/></text:p>
      <text:p text:style-name="Body_20_Text">The compiler and library are not required to enforce the rule that pointers must point to the same array<text:change-start text:change-id="ct-1405671496"/> or that pointers must stay con<text:change-end text:change-id="ct-1405671496"/><text:change-start text:change-id="ct150832208"/>fined to legal indices<text:change-end text:change-id="ct150832208"/>. Some compilers might try to give you a few warnings, but in general, the compiler cannot tell whether your program follows all the rules. If your program does not<text:change-start text:change-id="ct150674336"/> follow the rules<text:change-end text:change-id="ct150674336"/>, it enters the twilight zone of undefined behavior<office:annotation><dc:creator>FWG</dc:creator><dc:date>2008-01-15T00:00:00</dc:date><text:p>You seem to be contradicting yourself.</text:p><text:p/></office:annotation>.<text:change-start text:change-id="ct-1405671872"/> That’s what makes pointers so dangerous: it’s easy to fall into undefined behavior territory.<text:change-end text:change-id="ct-1405671872"/></text:p>
      <text:p text:style-name="Body_20_Text">The most common use for pointer arithmetic is to advance through the elements of an array by marching a pointer from the start of the array to the end, instead of using an array index. Listing <text:variable-get text:name="chapter" office:value-type="float" style:data-style-name="N0">59</text:variable-get>-<text:reference-ref text:reference-format="text" text:ref-name="strlen">4</text:reference-ref> illustrates this idiom as well as pointer subtraction by showing one <text:soft-page-break/>possible implementation of the standard <text:span text:style-name="Code_20_Inline">std::strlen</text:span> function, which returns the length of a C-style string.</text:p>
      <text:p text:style-name="Code_20_Caption"><text:hidden-text text:condition="ooow:" text:string-value=".func" text:is-hidden="true"/>Listing <text:variable-get text:name="chapter" office:value-type="float" style:data-style-name="N0">59</text:variable-get>-<text:reference-mark-start text:name="strlen"/><text:sequence text:ref-name="refText3" text:name="Text" text:formula="ooow:Text+1" style:num-format="1">4</text:sequence><text:reference-mark-end text:name="strlen"/>. Using pointer arithmetic to determine the length of a C string</text:p>
      <text:p text:style-name="Code_20_First">#include &lt;cstring&gt;</text:p>
      <text:p text:style-name="Code"/>
      <text:p text:style-name="Code">std::size_t my_std_strlen(char const* str)</text:p>
      <text:p text:style-name="Code">{</text:p>
      <text:p text:style-name="Code"><text:s text:c="3"/>char const* start(str); <text:s text:c="2"/>// remember the start of the string</text:p>
      <text:p text:style-name="Code"><text:s text:c="3"/>while (*str != 0) <text:s text:c="11"/>// while not at the end of the string</text:p>
      <text:p text:style-name="Code"><text:s text:c="6"/>++str; <text:s text:c="23"/>// advance to the next character</text:p>
      <text:p text:style-name="Code"><text:s text:c="3"/>return str - start; <text:s text:c="9"/>// compute string length by subtracting pointers</text:p>
      <text:p text:style-name="Code_20_Last">}</text:p>
      <text:p text:style-name="Body_20_Text_20_Cont">Pointer arithmetic is error-prone, dangerous, and I recommend avoiding it. Instead of C strings, for example, use <text:span text:style-name="Code_20_Inline">std::string</text:span>. Instead of C-style arrays, use <text:span text:style-name="Code_20_Inline">std::vector</text:span><text:change-start text:change-id="ct150908208"/><text:span text:style-name="Code_20_Inline">,</text:span><text:change-end text:change-id="ct150908208"/> or <text:span text:style-name="Code_20_Inline">std::tr1::array</text:span><text:change text:change-id="ct-1405731744"/><text:change-start text:change-id="ct-1405726264"/>,<text:change-end text:change-id="ct-1405726264"/> <text:change-start text:change-id="ct150477544"/>or <text:span text:style-name="Code_20_Inline">std::array</text:span>.<text:change-end text:change-id="ct150477544"/></text:p>
      <text:p text:style-name="Body_20_Text">Pointer arithmetic is, however, a common idiom in C++ programs, and therefore unavoidable. Pointer arithmetic is especially prevalent in library implementations. For example, I can almost guarantee that it is used in your library’s implementation of the <text:span text:style-name="Code_20_Inline">string</text:span>, <text:span text:style-name="Code_20_Inline">vector</text:span>, and <text:span text:style-name="Code_20_Inline">array</text:span> class templates. Thus, library authors need to be especially vigilant against errors that are difficult or impossible for the compiler to detect, but that effort pays off by making a safer interface available to all other developers.</text:p>
      <text:p text:style-name="Body_20_Text">In the interest of making pointers safer, C++ lets you define a class that looks, acts, and smells like a pointer type, but with bonus features, such as additional checks and safety. These so-called smart pointers are the subject of the next exploration.</text:p>
      <text:p text:style-name="Body_20_Text"/>
      <text:p text:style-name="Body_20_Text"><text:change text:change-id="ct151766600"/><text:change-start text:change-id="ct153291840"/><office:annotation><dc:creator>RL</dc:creator><dc:date>2008-09-21T00:00:00</dc:date><text:p>Good points. Thank you.</text:p></office:annotation><text:change-end text:change-id="ct1532918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dc:title>Exploration 59 - Old-Fashioned Arrays</dc:title>
    <dc:subject>Exploring C++</dc:subject>
    <meta:initial-creator>Ray Lischner</meta:initial-creator>
    <meta:creation-date>2006-03-30T10:01:31</meta:creation-date>
    <dc:creator>Ray Lischner</dc:creator>
    <dc:date>2008-09-21T12:48:44</dc:date>
    <meta:editing-cycles>91</meta:editing-cycles>
    <meta:editing-duration>PT16H31M57S</meta:editing-duration>
    <meta:user-defined meta:name="codex-configfile">apress-cpp-dox.xml</meta:user-defined>
    <meta:user-defined meta:name="codex-chapter-number">59</meta:user-defined>
    <meta:user-defined meta:name="Info 4"/>
    <meta:user-defined meta:name="codex-doxygen"/>
    <meta:document-statistic meta:table-count="0" meta:image-count="0" meta:object-count="0" meta:page-count="8" meta:paragraph-count="196" meta:word-count="3488" meta:character-count="20132"/>
  </office:meta>
</office:document-meta>
</file>